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AF1DFDAC8434485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Arial" svg:font-family="LiberationArial" style:font-pitch="variable"/>
    <style:font-face style:name="LiberationArial1" svg:font-family="LiberationAria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_20__28_Rounded_29_" svg:stroke-width="0.018cm" svg:stroke-color="#80808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Long_20_Dash_20__28_Rounded_29_" svg:stroke-width="0.018cm" svg:stroke-color="#808080" draw:marker-start-width="0.228cm" draw:marker-end-width="0.228cm" svg:stroke-linecap="round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11cm" svg:stroke-color="#000000" draw:marker-start-width="0.217cm" draw:marker-end-width="0.217cm" draw:fill-color="#81d41a" draw:textarea-horizontal-align="justify" draw:textarea-vertical-align="middle" draw:auto-grow-height="false" fo:min-height="0cm" fo:min-width="0cm" fo:padding-top="0.131cm" fo:padding-bottom="0.131cm" fo:padding-left="0.256cm" fo:padding-right="0.256cm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02cm" fo:min-width="1.66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02cm" fo:min-width="1.662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0.243cm" fo:min-width="1.89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Arial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Arial1" fo:font-size="4.90000009536743pt" fo:font-style="normal" fo:text-shadow="none" style:text-underline-style="none" fo:font-weight="normal" style:letter-kerning="true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8.307cm" svg:x="3.222cm" svg:y="2.905cm">
          <draw:image xlink:href="Pictures/10000000000001F40000013AF1DFDAC84344853A.png" xlink:type="simple" xlink:show="embed" xlink:actuate="onLoad" draw:mime-type="image/png">
            <text:p/>
          </draw:image>
        </draw:frame>
        <draw:line draw:style-name="gr2" draw:text-style-name="P1" draw:layer="layout" svg:x1="6.842cm" svg:y1="6.436cm" svg:x2="6.842cm" svg:y2="3.21cm">
          <text:p/>
        </draw:line>
        <draw:line draw:style-name="gr3" draw:text-style-name="P1" draw:layer="layout" svg:x1="11.591cm" svg:y1="3.845cm" svg:x2="6.613cm" svg:y2="3.845cm">
          <text:p/>
        </draw:line>
        <draw:line draw:style-name="gr3" draw:text-style-name="P1" draw:layer="layout" svg:x1="11.591cm" svg:y1="4.505cm" svg:x2="6.613cm" svg:y2="4.505cm">
          <text:p/>
        </draw:line>
        <draw:line draw:style-name="gr3" draw:text-style-name="P1" draw:layer="layout" svg:x1="11.591cm" svg:y1="5.14cm" svg:x2="6.613cm" svg:y2="5.14cm">
          <text:p/>
        </draw:line>
        <draw:line draw:style-name="gr3" draw:text-style-name="P1" draw:layer="layout" svg:x1="11.591cm" svg:y1="5.801cm" svg:x2="6.613cm" svg:y2="5.801cm">
          <text:p/>
        </draw:line>
        <draw:line draw:style-name="gr2" draw:text-style-name="P1" draw:layer="layout" svg:x1="10.449cm" svg:y1="6.436cm" svg:x2="10.449cm" svg:y2="3.21cm">
          <text:p/>
        </draw:line>
        <draw:line draw:style-name="gr2" draw:text-style-name="P1" draw:layer="layout" svg:x1="7.756cm" svg:y1="6.436cm" svg:x2="7.756cm" svg:y2="3.21cm">
          <text:p/>
        </draw:line>
        <draw:line draw:style-name="gr2" draw:text-style-name="P1" draw:layer="layout" svg:x1="8.671cm" svg:y1="6.436cm" svg:x2="8.671cm" svg:y2="3.21cm">
          <text:p/>
        </draw:line>
        <draw:line draw:style-name="gr2" draw:text-style-name="P1" draw:layer="layout" svg:x1="9.56cm" svg:y1="6.436cm" svg:x2="9.56cm" svg:y2="3.21cm">
          <text:p/>
        </draw:line>
        <draw:line draw:style-name="gr2" draw:text-style-name="P1" draw:layer="layout" svg:x1="11.363cm" svg:y1="6.436cm" svg:x2="11.363cm" svg:y2="3.21cm">
          <text:p/>
        </draw:line>
        <draw:custom-shape draw:style-name="gr4" draw:text-style-name="P2" draw:layer="layout" svg:width="0.152cm" svg:height="0.152cm" svg:x="11.287cm" svg:y="5.242cm">
          <text:p/>
          <draw:enhanced-geometry svg:viewBox="0 0 21600 21600" draw:text-areas="?f4 ?f4 ?f3 ?f3" draw:type="star4" draw:modifiers="6996.22641509434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52cm" svg:height="0.152cm" svg:x="7.68cm" svg:y="6.232cm">
          <text:p/>
          <draw:enhanced-geometry svg:viewBox="0 0 21600 21600" draw:text-areas="?f4 ?f4 ?f3 ?f3" draw:type="star4" draw:modifiers="6996.22641509434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3" draw:layer="layout" svg:width="2.21cm" svg:height="0.318cm" svg:x="7.667cm" svg:y="5.762cm">
          <text:p text:style-name="P3"><text:span text:style-name="T1">(0.5, 0.515±0.00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21cm" svg:height="0.318cm" svg:x="11.211cm" svg:y="4.785cm">
          <text:p text:style-name="P3"><text:span text:style-name="T1">(2.5, 0.676±0.00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54cm" svg:height="0.635cm" svg:x="12.747cm" svg:y="8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Arial" svg:font-family="LiberationArial" style:font-pitch="variable"/>
    <style:font-face style:name="LiberationArial1" svg:font-family="LiberationArial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9T20:52:18.378477308</meta:creation-date>
    <dc:date>2024-09-10T12:33:05.259986133</dc:date>
    <meta:editing-duration>PT15H17M39S</meta:editing-duration>
    <meta:editing-cycles>7</meta:editing-cycles>
    <meta:generator>LibreOffice/7.3.7.2$Linux_X86_64 LibreOffice_project/30$Build-2</meta:generator>
    <meta:document-statistic meta:object-count="16"/>
  </office:meta>
</office:document-meta>
</file>